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</style:style>
    <style:style style:name="T1" style:family="text">
      <style:text-properties fo:font-style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ctualização da Situação por Cobra ~ 13.10.2018</text:h>
      <text:p text:style-name="P1">por <text:a xlink:type="simple" xlink:href="https://pt.prepareforchange.net/author/rssmall/" text:style-name="Internet_20_link" text:visited-style-name="Visited_20_Internet_20_Link">Richard Small</text:a></text:p>
      <text:p text:style-name="P1">64</text:p>
      <text:p text:style-name="P1">SHARES</text:p>
      <text:p text:style-name="Text_20_body"><text:a xlink:type="simple" xlink:href="https://www.facebook.com/sharer.php?u=https%3A%2F%2Fpt.prepareforchange.net%2F2018%2F10%2F14%2Factualizacao-da-situacao-por-cobra-13-10-2018%2F" office:target-frame-name="_blank" xlink:show="new" text:style-name="Internet_20_link" text:visited-style-name="Visited_20_Internet_20_Link">Share</text:a><text:a xlink:type="simple" xlink:href="https://twitter.com/intent/tweet?text=Actualização%20da%20Situação%20por%20Cobra%20a%2013%20de%20Outubro%20de%202018&amp;url=https://pt.prepareforchange.net/2018/10/14/actualizacao-da-situacao-por-cobra-13-10-2018/" office:target-frame-name="_blank" xlink:show="new" text:style-name="Internet_20_link" text:visited-style-name="Visited_20_Internet_20_Link">Tweet</text:a></text:p>
      <text:p text:style-name="Text_20_body">O aumento da actividade do Centro Galáctico prossegue. As Forças Galácticas da Luz removeram os últimos vestígios da assinatura quântica da enorme <text:a xlink:type="simple" xlink:href="https://pt.wikipedia.org/wiki/Esfera_de_Dyson" office:target-frame-name="_blank" xlink:show="new" text:style-name="Internet_20_link" text:visited-style-name="Visited_20_Internet_20_Link">esfera de Dyson</text:a> de flutuação quântica, com 4 anos-luz de diâmetro e que rodeava e impedia o processo de Ascensão do nosso Sistema Solar.</text:p>
      <text:p text:style-name="Text_20_body"/>
      <text:p text:style-name="Text_20_body">Esta <text:a xlink:type="simple" xlink:href="https://pt.wikipedia.org/wiki/Esfera_de_Dyson" office:target-frame-name="_blank" xlink:show="new" text:style-name="Internet_20_link" text:visited-style-name="Visited_20_Internet_20_Link">esfera de Dyson</text:a> quântica era um portal quântico muito avançado que foi criado pelo <text:a xlink:type="simple" xlink:href="https://pt.prepareforchange.net/?p=12312" office:target-frame-name="_blank" xlink:show="new" text:style-name="Internet_20_link" text:visited-style-name="Visited_20_Internet_20_Link">grupo quimera</text:a> em <text:a xlink:type="simple" xlink:href="https://pt.prepareforchange.net/2015/12/28/o-grande-esquecimento-de1996/" office:target-frame-name="_blank" xlink:show="new" text:style-name="Internet_20_link" text:visited-style-name="Visited_20_Internet_20_Link">1996</text:a> e que agora desapareceu completamente e para sempre.</text:p>
      <text:p text:style-name="Text_20_body">Em resultado disso o nosso Sol juntou-se à rede <text:a xlink:type="simple" xlink:href="https://pt.prepareforchange.net/2018/09/27/actualizacao-da-situacao-por-cobra-26-09-2018/" office:target-frame-name="_blank" xlink:show="new" text:style-name="Internet_20_link" text:visited-style-name="Visited_20_Internet_20_Link">Galáctica da Luz</text:a> e é a última estrela a ser adicionada a essa rede e agora é um portal de Luz totalmente funcional.</text:p>
      <text:p text:style-name="Text_20_body">Agora toda a <text:a xlink:type="simple" xlink:href="https://luz-na-terra.blogspot.com/2015/03/contingencia.html" office:target-frame-name="_blank" xlink:show="new" text:style-name="Internet_20_link" text:visited-style-name="Visited_20_Internet_20_Link">anomalia primária</text:a> que valha a pena mencionar está concentrada bem no interior do poço da anomalia primária, a menos de um diâmetro planetário de distância da superfície do planeta Terra.</text:p>
      <text:p text:style-name="Text_20_body">A frota das Forças Galácticas está presente no interior do nosso Sistema Solar, camuflada, mas aqueles que são sensíveis às energias podem definitivamente sentir isso.</text:p>
      <text:p text:style-name="Text_20_body"/>
      <text:p text:style-name="Text_20_body">Para evitar revelar a presença dessas naves-mãe à população da superfície, a NASA cegou os “olhos do céu”:</text:p>
      <text:p text:style-name="Text_20_body"><text:a xlink:type="simple" xlink:href="https://spacenews.com/nasa-addressing-problems-with-hubble-and-chandra-space-telescopes/" office:target-frame-name="_blank" xlink:show="new" text:style-name="Internet_20_link" text:visited-style-name="Visited_20_Internet_20_Link">https://spacenews.com/nasa-addressing-problems-with-hubble-and-chandra-space-telescopes/</text:a></text:p>
      <text:p text:style-name="Text_20_body">Todas as bombas de plasma de <text:span text:style-name="T1">toplet</text:span> restantes estão agora localizadas a 30 metros da superfície planetária. As bombas de plasma estão conectadas a uma rede de implantes de plasma através dos filamentos de plasma chamados <text:a xlink:type="simple" xlink:href="https://www.sementesdasestrelas.com.br/2017/02/o-que-e-tset-ou-tuneis-de-set.html" office:target-frame-name="_blank" xlink:show="new" text:style-name="Internet_20_link" text:visited-style-name="Visited_20_Internet_20_Link">Túneis de Set</text:a>.</text:p>
      <text:p text:style-name="Text_20_body">Os implantes de plasma são buracos negros que rodam num campo eletromagnético forte. Esse campo eletromagnético serve o propósito de apagar as nossas memórias e de nos desconectar da nossa Alma. O biochip físico (produzido pela Siemens) localizado ao lado do implante de cada ser humano encarnado, envia uma transmissão continua de áudio e vídeo para o principal centro de controlo do <text:a xlink:type="simple" xlink:href="https://pt.prepareforchange.net/?p=12312" office:target-frame-name="_blank" xlink:show="new" text:style-name="Internet_20_link" text:visited-style-name="Visited_20_Internet_20_Link">grupo quimera</text:a>, localizado na superfície do planeta:</text:p>
      <text:p text:style-name="Text_20_body"><text:a xlink:type="simple" xlink:href="https://en.wikipedia.org/wiki/Information_Innovation_Office" office:target-frame-name="_blank" xlink:show="new" text:style-name="Internet_20_link" text:visited-style-name="Visited_20_Internet_20_Link">https://en.wikipedia.org/wiki/Information_Innovation_Office</text:a></text:p>
      <text:p text:style-name="Text_20_body"><text:a xlink:type="simple" xlink:href="https://en.wikipedia.org/wiki/Microsystems_Technology_Office" office:target-frame-name="_blank" xlink:show="new" text:style-name="Internet_20_link" text:visited-style-name="Visited_20_Internet_20_Link">https://en.wikipedia.org/wiki/Microsystems_Technology_Office</text:a></text:p>
      <text:p text:style-name="Text_20_body"><text:soft-page-break/>Os implantes de plasma e os biochips físicos são os selos que estão a cobrir todas as camadas de programação que a população da superfície recebeu:</text:p>
      <text:p text:style-name="Text_20_body"><text:a xlink:type="simple" xlink:href="http://eventreference.org/2018/09/02/human-programming-101-emotions-memories-implants/" office:target-frame-name="_blank" xlink:show="new" text:style-name="Internet_20_link" text:visited-style-name="Visited_20_Internet_20_Link">http://eventreference.org/2018/09/02/human-programming-101-emotions-memories-implants/</text:a></text:p>
      <text:p text:style-name="Text_20_body">Durante o período entre 1996 e 2001, a vasta maioria dos Trabalhadores e Guerreiros da Luz foram submetidos a programação mental baseada em traumas nas bases militares subterrâneas. Para muitos, as lembranças dessa programação começarão a surgir à medida que os implantes começarem a perder o seu poder.</text:p>
      <text:p text:style-name="Text_20_body">Muitos desses Trabalhadores e Guerreiros da Luz foram programados contra as Forças de Luz da Confederação Galáctica, e muitos foram programados contra mim e algumas outras pessoas importantes envolvidas no processo da libertação planetária.</text:p>
      <text:p text:style-name="Text_20_body">As Forças de Luz estão a trabalhar a todo vapor para resolver o impasse que ainda mantém a superfície do planeta refém das forças das trevas.</text:p>
      <text:p text:style-name="Text_20_body">O principal problema remanescente ainda são as bombas de plasma <text:span text:style-name="T1">toplet</text:span> e, finalmente, os meios de comunicação de massas estão lentamente a tornarem-se conscientes dos perigos dos <text:span text:style-name="T1">strangelets </text:span>e <text:span text:style-name="T1">toplets</text:span>:</text:p>
      <text:p text:style-name="Text_20_body"><text:a xlink:type="simple" xlink:href="https://www.telegraph.co.uk/science/2018/09/29/earth-could-shrink-330ft-across-particle-accelerator-experiments/" office:target-frame-name="_blank" xlink:show="new" text:style-name="Internet_20_link" text:visited-style-name="Visited_20_Internet_20_Link">https://www.telegraph.co.uk/science/2018/09/29/earth-could-shrink-330ft-across-particle-accelerator-experiments/</text:a></text:p>
      <text:p text:style-name="Text_20_body"><text:a xlink:type="simple" xlink:href="http://www.shtfplan.com/headline-news/astronomer-warns-earth-could-be-crushed-by-particle-accelerator_10012018" office:target-frame-name="_blank" xlink:show="new" text:style-name="Internet_20_link" text:visited-style-name="Visited_20_Internet_20_Link">http://www.shtfplan.com/headline-news/astronomer-warns-earth-could-be-crushed-by-particle-accelerator_10012018</text:a></text:p>
      <text:p text:style-name="Text_20_body">Esta é a razão principal pela qual as Forças da Luz ainda não estão a intervir na superfície do planeta.</text:p>
      <text:p text:style-name="Text_20_body">É a razão pela qual o <text:a xlink:type="simple" xlink:href="https://pt.prepareforchange.net/resistance-movement/" office:target-frame-name="_blank" xlink:show="new" text:style-name="Internet_20_link" text:visited-style-name="Visited_20_Internet_20_Link">Movimento da Resistência</text:a> não pode resgatar alguns dos Guerreiros da Luz exaustos, é a razão pela qual eles não podem levar-lhe ouro ou dinheiro, ou ligar para si através do Skype.</text:p>
      <text:p text:style-name="Text_20_body">Para além disso, se um agente da <text:a xlink:type="simple" xlink:href="https://pt.prepareforchange.net/resistance-movement/" office:target-frame-name="_blank" xlink:show="new" text:style-name="Internet_20_link" text:visited-style-name="Visited_20_Internet_20_Link">Resistência</text:a> contactasse directamente um indivíduo da superfície, as forças das trevas assassinavam esse indivíduo imediatamente.</text:p>
      <text:p text:style-name="Text_20_body">As forças das trevas estão a usar a mesma estratégia para me isolar, a fim de me impedirem de cumprir a minha missão. Algumas pessoas importantes que queriam entrar em contacto comigo receberam ameaças de morte caso o fizessem.</text:p>
      <text:p text:style-name="Text_20_body">No entanto, é hora de expandir a minha equipa. Este blog não foi concebido como um recurso de última esperança para os mais desesperados, mas um lugar onde as pessoas mais poderosas poderiam virar a maré a favor da libertação planetária.</text:p>
      <text:p text:style-name="Text_20_body">Por esse motivo, faço um apelo para que novas pessoas passem a fazer parte da minha equipa. Para se juntar à equipa, estou interessado apenas em pessoas mentalmente, emocionalmente, fisicamente e financeiramente estáveis, e que SABEM qual é a sua missão. Eu estou apelando em particular aos representantes dos Dragões positivos, da Nobreza Branca, dos Programas Espaciais Secretos, de Escolas de Mistérios, agências <text:soft-page-break/>de Inteligência ou outros grupos positivos semelhantes que estejam a trabalhar para a libertação planetária. Eu também estou a apelar a pessoas que possam disseminar informações aos meios de comunicação social de massas, a pessoas que possam financiar grandes projectos (no valor de 1 milhão ou mais) e mulheres que sejam capazes de ancorar as energias da Deusa de uma forma pura e poderosa.</text:p>
      <text:p text:style-name="Text_20_body"/>
      <text:p text:style-name="Text_20_body">As pessoas novas que desejem entrar em contacto comigo precisam de abrir o seu próprio endereço de e-mail criptografado em <text:a xlink:type="simple" xlink:href="https://tutanota.com/" office:target-frame-name="_blank" xlink:show="new" text:style-name="Internet_20_link" text:visited-style-name="Visited_20_Internet_20_Link">https://tutanota.com/</text:a> e entrar em contacto comigo pelo e-mail tutanota em <text:a xlink:type="simple" xlink:href="mailto:project501@tutanota.com" office:target-frame-name="_blank" xlink:show="new" text:style-name="Internet_20_link" text:visited-style-name="Visited_20_Internet_20_Link">project501@tutanota.com</text:a>, informando quem são e como podem contribuir para os projectos. Por favor, NÃO envie e-mails genéricos a perguntar “o que posso fazer para ajudar?”, mas afirme antes o que pode fazer para ajudar.</text:p>
      <text:p text:style-name="Text_20_body">As pessoas que já estão envolvidas em projectos para a libertação planetária precisam se de abster da comunicação no Facebook porque essa plataforma foi fortemente infiltrada. Eles precisam de usar serviços de e-mail criptografados em toda a linha, como o Tutanota (excelente) ou Protonmail (bom), ou aplicativos de telefone criptografados como o Signal (excelente) ou Whatsapp (bom).</text:p>
      <text:p text:style-name="Text_20_body">As pessoas também precisam de entender que a comunidade de Trabalhadores e Guerreiros da Luz tem sido fortemente infiltrada e muitas pessoas que têm uma fachada de Guerreiro ou Trabalhador da Luz têm uma vida secreta à noite como agentes da cabala:</text:p>
      <text:p text:style-name="Text_20_body"><text:a xlink:type="simple" xlink:href="http://www.greatdreams.com/political/media03.html" office:target-frame-name="_blank" xlink:show="new" text:style-name="Internet_20_link" text:visited-style-name="Visited_20_Internet_20_Link">http://www.greatdreams.com/political/media03.html</text:a></text:p>
      <text:p text:style-name="Text_20_body">Muitas dessas pessoas estão nas redes da cabala contra a sua vontade e escapariam se pudessem.</text:p>
      <text:p text:style-name="Text_20_body">Pode usar o poder da meditação e visualização para visualizar todos os Guerreiros e Trabalhadores da Luz a serem purificados com uma Chama Violeta, sendo cercados pelo Amor da Luz Líquida Rosa de EELA (Anjo Siriano do Amor) e sendo libertados de toda a programação, controle ou supressão com um <text:a xlink:type="simple" xlink:href="https://pt.prepareforchange.net/2017/05/16/o-fogo-banco-de-an/" office:target-frame-name="_blank" xlink:show="new" text:style-name="Internet_20_link" text:visited-style-name="Visited_20_Internet_20_Link">Fogo Branco de AN</text:a>.</text:p>
      <text:p text:style-name="Text_20_body">Esse pesadelo vai acabar, em breve. A Justiça está a chegar: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Arial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5T08:37:15.222688800</meta:creation-date>
    <dc:date>2018-10-15T08:37:57.123938414</dc:date>
    <meta:editing-duration>PT43S</meta:editing-duration>
    <meta:editing-cycles>1</meta:editing-cycles>
    <meta:document-statistic meta:table-count="0" meta:image-count="0" meta:object-count="0" meta:page-count="3" meta:paragraph-count="37" meta:word-count="1003" meta:character-count="6681" meta:non-whitespace-character-count="5715"/>
    <meta:generator>LibreOffice/5.1.6.2$Linux_X86_64 LibreOffice_project/10m0$Build-2</meta:generator>
  </office:meta>
</office:document-meta>
</file>